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389in" fo:margin-left="0in" table:align="left"/>
    </style:style>
    <style:style style:name="Table1.A" style:family="table-column">
      <style:table-column-properties style:column-width="6.9389in"/>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P1" style:family="paragraph" style:parent-style-name="Standard">
      <style:text-properties officeooo:rsid="000d6cfe" officeooo:paragraph-rsid="000d6cfe"/>
    </style:style>
    <style:style style:name="P2" style:family="paragraph" style:parent-style-name="Standard">
      <style:text-properties officeooo:rsid="001f7334" officeooo:paragraph-rsid="001f7334"/>
    </style:style>
    <style:style style:name="P3" style:family="paragraph" style:parent-style-name="Standard">
      <style:text-properties officeooo:rsid="003c01c9" officeooo:paragraph-rsid="003c01c9"/>
    </style:style>
    <style:style style:name="P4" style:family="paragraph" style:parent-style-name="Table_20_Contents">
      <style:text-properties officeooo:rsid="000d6cfe" officeooo:paragraph-rsid="000d6cfe"/>
    </style:style>
    <style:style style:name="P5" style:family="paragraph" style:parent-style-name="Table_20_Contents">
      <style:text-properties officeooo:rsid="0022614a" officeooo:paragraph-rsid="0022614a"/>
    </style:style>
    <style:style style:name="P6" style:family="paragraph" style:parent-style-name="Table_20_Contents">
      <style:text-properties officeooo:rsid="002ab8ed" officeooo:paragraph-rsid="002ab8ed"/>
    </style:style>
    <style:style style:name="T1" style:family="text">
      <style:text-properties officeooo:rsid="000e286d"/>
    </style:style>
    <style:style style:name="T2" style:family="text">
      <style:text-properties officeooo:rsid="00381c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En 631</text:p>
      <text:p text:style-name="P1">HW 5</text:p>
      <text:p text:style-name="P1">Jae Lee</text:p>
      <text:p text:style-name="P1"/>
      <text:p text:style-name="P1">Task 1</text:p>
      <table:table table:name="Table1" table:style-name="Table1">
        <table:table-column table:style-name="Table1.A"/>
        <table:table-row>
          <table:table-cell table:style-name="Table1.A1" office:value-type="string">
            <text:p text:style-name="P4">See Video</text:p>
            <text:p text:style-name="P4"/>
            <text:p text:style-name="P4">OpenCV calcOpticalFlowPyrLK function is easy to use and quite robust to find corresponding points. <text:span text:style-name="T1">Since it is trying to find corresponding feature points from the entire image (any down sampled images included), some false positives may appear on completely unexpected locations. I found that the smaller baseline is, the better calcOpticalFlowPyrLK does to find correspondences.</text:span></text:p>
          </table:table-cell>
        </table:table-row>
      </table:table>
      <text:p text:style-name="P1"/>
      <text:p text:style-name="P2">Task 2</text:p>
      <table:table table:name="Table2" table:style-name="Table2">
        <table:table-column table:style-name="Table2.A"/>
        <table:table-row>
          <table:table-cell table:style-name="Table2.A1" office:value-type="string">
            <text:p text:style-name="P5">See Video</text:p>
            <text:p text:style-name="P5"/>
            <text:p text:style-name="P6">Template matching doesn’t seem to be as robust as calcOpticalFlowPyrLK function and it is understandable because <text:s/>calcOpticalFlowPyrLK goes through several levels trying to find good correspondence whereas template matching only goes through one level. However, one advantage of template matching is that user can set the size of search window so that false positives don’t appear way far away from the original feature points. <text:span text:style-name="T2">Like calcOpticalFlowPyrLK, the smaller baseline movement is, the better result template matching gets.</text:span></text:p>
          </table:table-cell>
        </table:table-row>
      </table:table>
      <text:p text:style-name="P2"/>
      <text:p text:style-name="P3">Task 3</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6:56:00.435435405</meta:creation-date>
    <dc:date>2017-03-13T17:10:30.630445843</dc:date>
    <meta:editing-duration>PT14M27S</meta:editing-duration>
    <meta:editing-cycles>9</meta:editing-cycles>
    <meta:generator>LibreOffice/5.1.6.2$Linux_X86_64 LibreOffice_project/10m0$Build-2</meta:generator>
    <meta:document-statistic meta:table-count="2" meta:image-count="0" meta:object-count="0" meta:page-count="1" meta:paragraph-count="10" meta:word-count="148" meta:character-count="965" meta:non-whitespace-character-count="826"/>
  </office:meta>
</office:document-meta>
</file>